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widows="1" fo:text-indent="0in" style:auto-text-indent="false"/>
      <style:text-properties fo:font-variant="normal" fo:text-transform="none" fo:color="#333333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text-align="start" style:justify-single-word="false" fo:widows="1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widows="1" fo:text-indent="0in" style:auto-text-indent="false" fo:padding="0.1665in" fo:border="0.06pt solid #000000"/>
    </style:style>
    <style:style style:name="P5" style:family="paragraph" style:parent-style-name="Preformatted_20_Text">
      <style:paragraph-properties fo:margin-top="0in" fo:margin-bottom="0in" loext:contextual-spacing="false" fo:line-height="145%" fo:text-align="start" style:justify-single-word="false" fo:widows="1" fo:padding="0.1665in" fo:border="0.06pt solid #000000"/>
    </style:style>
    <style:style style:name="P6" style:family="paragraph" style:parent-style-name="Heading_20_2"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fo:padding="0in" fo:border="none"/>
    </style:style>
    <style:style style:name="T2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bold"/>
    </style:style>
    <style:style style:name="T5" style:family="text">
      <style:text-properties fo:font-variant="normal" fo:text-transform="none" fo:color="#dd1144" style:font-name="Consolas" fo:font-size="10.5pt" fo:letter-spacing="normal" fo:font-style="normal" fo:font-weight="normal" fo:padding="0.0193in" fo:border="0.06pt solid #e1e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Домашно 2 (списък, опашка)</text:h>
      <text:p text:style-name="P1">Имайки следното:</text:p>
      <text:p text:style-name="P4"><text:span text:style-name="Source_20_Text"><text:span text:style-name="T1">class Market 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1">public:</text:span></text:span></text:p>
      <text:p text:style-name="P5"><text:span text:style-name="Source_20_Text"><text:span text:style-name="T2"><text:s text:c="4"/></text:span></text:span><text:span text:style-name="Source_20_Text"><text:span text:style-name="T1">Market(int NumberOfAllCashDecks); // максимални брой каси които може да бъдат отворени в магазина (без експресната)</text:span></text:span></text:p>
      <text:p text:style-name="P5"><text:span text:style-name="Source_20_Text"><text:span text:style-name="T2"><text:s text:c="4"/></text:span></text:span><text:span text:style-name="Source_20_Text"><text:span text:style-name="T1">void AddClient(Client * clients, int number); // добавяме number клиенти в магазина</text:span></text:span></text:p>
      <text:p text:style-name="P5"><text:span text:style-name="Source_20_Text"><text:span text:style-name="T2"><text:s text:c="4"/></text:span></text:span><text:span text:style-name="Source_20_Text"><text:span text:style-name="T1">MarketState getMarketState(); // връща състоянието на магазина</text:span></text:span></text:p>
      <text:p text:style-name="P5"><text:span text:style-name="Source_20_Text"><text:span text:style-name="T2"><text:s text:c="4"/></text:span></text:span><text:span text:style-name="Source_20_Text"><text:span text:style-name="T1">ClientState getClientState(int ID); // връща състоянието на клиента</text:span></text:span></text:p>
      <text:p text:style-name="P5"><text:span text:style-name="Source_20_Text"><text:span text:style-name="T1">};</text:span></text:span></text:p>
      <text:p text:style-name="P5"/>
      <text:p text:style-name="P5"><text:span text:style-name="Source_20_Text"><text:span text:style-name="T1">struct ClientState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int CashDeskPosition; // номер на каса</text:span></text:span></text:p>
      <text:p text:style-name="P5"><text:span text:style-name="Source_20_Text"><text:span text:style-name="T2"><text:s text:c="4"/></text:span></text:span><text:span text:style-name="Source_20_Text"><text:span text:style-name="T1">int QueuePosition; // позиция в опашката на касата</text:span></text:span></text:p>
      <text:p text:style-name="P5"><text:span text:style-name="Source_20_Text"><text:span text:style-name="T2"><text:s text:c="4"/></text:span></text:span><text:span text:style-name="Source_20_Text"><text:span text:style-name="T1">Client * client;</text:span></text:span></text:p>
      <text:p text:style-name="P5"><text:span text:style-name="Source_20_Text"><text:span text:style-name="T1">};</text:span></text:span></text:p>
      <text:p text:style-name="P5"/>
      <text:p text:style-name="P5"><text:span text:style-name="Source_20_Text"><text:span text:style-name="T1">struct MarketState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int numberOfCashDesk; // броя на касите които са отворили в момента</text:span></text:span></text:p>
      <text:p text:style-name="P5"><text:span text:style-name="Source_20_Text"><text:span text:style-name="T2"><text:s text:c="4"/></text:span></text:span><text:span text:style-name="Source_20_Text"><text:span text:style-name="T1">int * numberOfClientsAtCashDecsk; // броя на клиентите на всяка каса в този момент</text:span></text:span></text:p>
      <text:p text:style-name="P5"><text:span text:style-name="Source_20_Text"><text:span text:style-name="T2"><text:s text:c="4"/></text:span></text:span><text:span text:style-name="Source_20_Text"><text:span text:style-name="T1">int numberOfClientsAtExpressCashDeck;</text:span></text:span></text:p>
      <text:p text:style-name="P5"><text:span text:style-name="Source_20_Text"><text:span text:style-name="T1">};</text:span></text:span></text:p>
      <text:p text:style-name="P5"/>
      <text:p text:style-name="P5"><text:span text:style-name="Source_20_Text"><text:span text:style-name="T1">struct Client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int ID; // уникален номер на клиента в магазина</text:span></text:span></text:p>
      <text:p text:style-name="P5"><text:span text:style-name="Source_20_Text"><text:span text:style-name="T2"><text:s text:c="4"/></text:span></text:span><text:span text:style-name="Source_20_Text"><text:span text:style-name="T1">int numberOfGoods; // брой на покупките на клиента</text:span></text:span></text:p>
      <text:p text:style-name="P5"><text:span text:style-name="Source_20_Text"><text:span text:style-name="T2"><text:s text:c="4"/></text:span></text:span><text:span text:style-name="Source_20_Text"><text:span text:style-name="T1">bool creditCard; // истина ако плаща с крединта карта</text:span></text:span></text:p>
      <text:p text:style-name="P5"><text:span text:style-name="Source_20_Text"><text:span text:style-name="T1">};</text:span></text:span></text:p>
      <text:p text:style-name="P1">Решете следният проблем:</text:p>
      <text:p text:style-name="P2"><text:soft-page-break/><text:span text:style-name="T3">Имаме магазин с </text:span><text:span text:style-name="Strong_20_Emphasis"><text:span text:style-name="T4">N</text:span></text:span><text:span text:style-name="T3"> каси и допълнително една експресна. На всеки "</text:span><text:span text:style-name="Strong_20_Emphasis"><text:span text:style-name="T4">tick</text:span></text:span><text:span text:style-name="T3">" на магазина всички каси обработват по един продукт от кошницата на клиентите клиентите си намират места на касите и може да се случи едно от следните действия(действията се случват в този ред ):</text:span></text:p>
      <text:p text:style-name="P4"><text:span text:style-name="Source_20_Text"><text:span text:style-name="T1">1. Затваряне на каса</text:span></text:span></text:p>
      <text:p text:style-name="P5"><text:span text:style-name="Source_20_Text"><text:span text:style-name="T1">2. Преместване на клиенти</text:span></text:span></text:p>
      <text:p text:style-name="P5"><text:span text:style-name="Source_20_Text"><text:span text:style-name="T1">3. Отваряне на каса</text:span></text:span></text:p>
      <text:p text:style-name="P5"><text:span text:style-name="Source_20_Text"><text:span text:style-name="T1">** като техния приоритет е както следва <text:s/>1 &gt; 2 &gt; 3</text:span></text:span></text:p>
      <text:p text:style-name="P1">Забележка ако има предпоставки за случването на повече от едно действие то се случва само това с най-голям приоритет. Ако има няколко места в магазина където може да се случи едно и също деиствие и то е с най-висок приоритет то се случва само на касата която е с "по-малък пореден номер" (тоест по напред в листа)</text:p>
      <text:p text:style-name="P2"><text:span text:style-name="T3">Действията се случват на следният принцип: На всеки "</text:span><text:span text:style-name="Strong_20_Emphasis"><text:span text:style-name="T4">tick</text:span></text:span><text:span text:style-name="T3">" се проверява по колко души има на опашка на всяка каса и ако на някоя каса има повече от </text:span><text:span text:style-name="Strong_20_Emphasis"><text:span text:style-name="T4">N</text:span></text:span><text:span text:style-name="T3"> клиента се отваря нова каса и се разделя опашката на две равни части (през средата). Ако има каси чиято разлика е повече от </text:span><text:span text:style-name="Strong_20_Emphasis"><text:span text:style-name="T4">N/8</text:span></text:span><text:span text:style-name="T3"> клента то половината от клиентите на по-дългата опашка трябва да си намерят по удачно място (тоест да се пренаредят по останалите опашки). Ако някоя каса има по малко от </text:span><text:span text:style-name="Strong_20_Emphasis"><text:span text:style-name="T4">N/10</text:span></text:span><text:span text:style-name="T3"> клиента алчния мениджър я затваря и хората трябва да се преразпределят по останалите каси. Когато дойде нов клиент на касите той се нарежда на опашката с най-малко хора или ако с с равен на тази с по-малък пореден номер. Ако клиента има 3 или по-малко продукта и на експресната каса има по-малко от </text:span><text:span text:style-name="Strong_20_Emphasis"><text:span text:style-name="T4">2*N</text:span></text:span><text:span text:style-name="T3">то той се нарежда на нея.</text:span></text:p>
      <text:p text:style-name="P1">Уточнение експресната каса никога не затваря както и никога не преразпределя клиентите си(тоест не подлежи на никое от горните 3 правила).</text:p>
      <text:p text:style-name="P2"><text:span text:style-name="T3">Клиентите идват на всеки "</text:span><text:span text:style-name="Strong_20_Emphasis"><text:span text:style-name="T4">tick</text:span></text:span><text:span text:style-name="T3">" но понеже магазина е доста натоварен то част от тях минават през касите без да са си купили нищо за тях (имат нула продукта и минават директно). Хората които плащат с кредитна карта им отнема 1 "</text:span><text:span text:style-name="Strong_20_Emphasis"><text:span text:style-name="T4">tick</text:span></text:span><text:span text:style-name="T3">" да платят (след като всички продукти са били обработени) а на хората плащащи в брой им отнема 2 "</text:span><text:span text:style-name="Strong_20_Emphasis"><text:span text:style-name="T4">tick</text:span></text:span><text:span text:style-name="T3">"-а.</text:span></text:p>
      <text:p text:style-name="P3"><text:span text:style-name="T3">При инициализиране на вашия клас ще получите с колко каси разполага магазина. Като в началото задължително ще работи 1 нормална каса + експресната. Чрез методите </text:span><text:span text:style-name="Source_20_Text"><text:span text:style-name="T5">getClientState</text:span></text:span><text:span text:style-name="T3"> и </text:span><text:span text:style-name="Source_20_Text"><text:span text:style-name="T5">getМаrketState</text:span></text:span><text:span text:style-name="T3"> ще искаме да можем да следим текущото състояние на магазина като информация за клента ще получаваме като го търсим по ID-то му което ще получава на входа на магазина (метода </text:span><text:span text:style-name="Source_20_Text"><text:span text:style-name="T5">Add</text:span></text:span><text:span text:style-name="T3">). При всяко извикване на метода </text:span><text:span text:style-name="Source_20_Text"><text:span text:style-name="T5">add</text:span></text:span><text:span text:style-name="T3">то в магазина минава един "</text:span><text:span text:style-name="Strong_20_Emphasis"><text:span text:style-name="T4">tick</text:span></text:span><text:span text:style-name="T3">", тоест се правят нужните пренареждания и касите извършват едно действие.</text:span></text:p>
      <text:p text:style-name="P3"><text:span text:style-name="T3">Изисквания към имплементацията : От вас се изисква да предоставите като публичен интерфейс само функциите които сме ви дали в класа </text:span><text:span text:style-name="Source_20_Text"><text:span text:style-name="T5">Market</text:span></text:span><text:span text:style-name="T3"> (със същите имена на функциите и променливите). Останалата част от имплементацията е изцяло по ваше усмотрение. Също така е задължително да имате списък от опашки който да представлява множеството от каси с чакащите хора на тях .Списъкът и опашката трябва да са имплементирани от вас като не се позволява използването на кой да е контейнер от STL. Може да ползвате други имплементирани контейнери от вас ако сметнете за добре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4.4.3.2$Windows_x86 LibreOffice_project/88805f81e9fe61362df02b9941de8e38a9b5fd16</meta:generator>
    <dc:date>2015-08-07T15:59:53.875000000</dc:date>
    <meta:document-statistic meta:table-count="0" meta:image-count="0" meta:object-count="0" meta:page-count="2" meta:paragraph-count="40" meta:word-count="658" meta:character-count="3990" meta:non-whitespace-character-count="3318"/>
    <meta:user-defined meta:name="Info 1"/>
    <meta:user-defined meta:name="Info 2"/>
    <meta:user-defined meta:name="Info 3"/>
    <meta:user-defined meta:name="Info 4"/>
  </office:meta>
</office:document-meta>
</file>